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152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style:font-name="Nimbus Roman No9 L" fo:font-size="10pt"/>
    </style:style>
    <style:style style:name="P2" style:family="paragraph">
      <style:paragraph-properties fo:text-align="center"/>
      <style:text-properties style:font-name="Nimbus Roman No9 L" fo:font-size="10pt" style:font-size-asian="10pt" style:font-size-complex="10pt"/>
    </style:style>
    <style:style style:name="P3" style:family="paragraph">
      <style:paragraph-properties fo:text-align="center"/>
    </style:style>
    <style:style style:name="T1" style:family="text">
      <style:text-properties style:font-name="Nimbus Roman No9 L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2.413cm" svg:height="0.762cm" svg:x="0.504cm" svg:y="0.169cm">
          <text:p text:style-name="P1"><text:span text:style-name="T1">Object</text:span></text:p>
          <text:p text:style-name="P1"><text:span text:style-name="T1">Det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413cm" svg:height="0.762cm" svg:x="0.504cm" svg:y="1.471cm">
          <text:p text:style-name="P1"><text:span text:style-name="T1">Object </text:span></text:p>
          <text:p text:style-name="P1"><text:span text:style-name="T1">Recogni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413cm" svg:height="0.761cm" svg:x="0.504cm" svg:y="2.871cm">
          <text:p text:style-name="P1"><text:span text:style-name="T1">Coarse Visual</text:span></text:p>
          <text:p text:style-name="P1"><text:span text:style-name="T1">Servo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2.413cm" svg:height="0.761cm" svg:x="0.504cm" svg:y="5.471cm">
          <text:p text:style-name="P1"><text:span text:style-name="T1">Gras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.71cm" svg:y1="0.931cm" svg:x2="1.71cm" svg:y2="1.471cm" draw:start-shape="id1" draw:start-glue-point="2" draw:end-shape="id2" draw:end-glue-point="0" svg:d="M1710 931v540" svg:viewBox="0 0 1 541">
          <text:p/>
        </draw:connector>
        <draw:connector draw:style-name="gr2" draw:text-style-name="P3" draw:layer="layout" draw:type="line" svg:x1="1.71cm" svg:y1="2.233cm" svg:x2="1.71cm" svg:y2="2.871cm" draw:start-shape="id2" draw:start-glue-point="2" draw:end-shape="id3" draw:end-glue-point="0" svg:d="M1710 2233v638" svg:viewBox="0 0 1 639">
          <text:p/>
        </draw:connector>
        <draw:connector draw:style-name="gr2" draw:text-style-name="P3" draw:layer="layout" draw:type="line" svg:x1="1.714cm" svg:y1="4.523cm" svg:x2="1.71cm" svg:y2="5.471cm" draw:end-shape="id4" draw:end-glue-point="0" svg:d="M1714 4523l-4 948" svg:viewBox="0 0 5 949">
          <text:p/>
        </draw:connector>
        <draw:custom-shape draw:style-name="gr1" draw:text-style-name="P2" xml:id="id5" draw:id="id5" draw:layer="layout" svg:width="2.413cm" svg:height="0.761cm" svg:x="0.504cm" svg:y="4.171cm">
          <text:p text:style-name="P1"><text:span text:style-name="T1">Fine Visual </text:span></text:p>
          <text:p text:style-name="P1"><text:span text:style-name="T1">Servo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.71cm" svg:y1="3.632cm" svg:x2="1.71cm" svg:y2="4.171cm" draw:start-shape="id3" draw:start-glue-point="2" draw:end-shape="id5" draw:end-glue-point="0" svg:d="M1710 3632v539" svg:viewBox="0 0 1 540">
          <text:p/>
        </draw:connecto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0.16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47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.699999809265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17cm" fo:text-indent="0cm"/>
      <style:text-properties fo:font-size="8.3999996185302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087cm" fo:text-indent="0cm"/>
      <style:text-properties fo:font-size="7.3000001907348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7cm" fo:text-indent="0cm"/>
      <style:text-properties fo:font-size="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27cm" fo:text-indent="0cm"/>
      <style:text-properties fo:font-size="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27cm" fo:text-indent="0cm"/>
      <style:text-properties fo:font-size="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27cm" fo:text-indent="0cm"/>
      <style:text-properties fo:font-size="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27cm" fo:text-indent="0cm"/>
      <style:text-properties fo:font-size="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27cm" fo:text-indent="0cm"/>
      <style:text-properties fo:font-size="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.300000190734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.175cm" fo:page-height="6.3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3.523cm" svg:height="7.047cm" svg:x="3.885cm" svg:y="2.397cm"/>
      <draw:page-thumbnail draw:layer="backgroundobjects" svg:width="3.523cm" svg:height="7.047cm" svg:x="3.885cm" svg:y="10.445cm"/>
      <draw:page-thumbnail draw:layer="backgroundobjects" svg:width="3.523cm" svg:height="7.047cm" svg:x="3.885cm" svg:y="18.493cm"/>
      <draw:page-thumbnail draw:layer="backgroundobjects" svg:width="3.523cm" svg:height="7.047cm" svg:x="14.18cm" svg:y="2.397cm"/>
      <draw:page-thumbnail draw:layer="backgroundobjects" svg:width="3.523cm" svg:height="7.047cm" svg:x="14.18cm" svg:y="10.445cm"/>
      <draw:page-thumbnail draw:layer="backgroundobjects" svg:width="3.523cm" svg:height="7.047cm" svg:x="14.18cm" svg:y="18.493cm"/>
    </style:handout-master>
    <style:master-page style:name="Default" style:page-layout-name="PM1" draw:style-name="Mdp1">
      <draw:frame presentation:style-name="Default-title" draw:layer="backgroundobjects" svg:width="2.858cm" svg:height="1.06cm" svg:x="0.158cm" svg:y="0.251cm" presentation:class="title" presentation:placeholder="true">
        <draw:text-box/>
      </draw:frame>
      <draw:frame presentation:style-name="Default-outline1" draw:layer="backgroundobjects" svg:width="2.858cm" svg:height="3.684cm" svg:x="0.158cm" svg:y="1.485cm" presentation:class="outline" presentation:placeholder="true">
        <draw:text-box/>
      </draw:frame>
      <draw:frame presentation:style-name="Mpr1" draw:text-style-name="MP1" draw:layer="backgroundobjects" svg:width="0.74cm" svg:height="0.439cm" svg:x="0.158cm" svg:y="5.7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.007cm" svg:height="0.439cm" svg:x="1.085cm" svg:y="5.7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0.74cm" svg:height="0.439cm" svg:x="2.275cm" svg:y="5.7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0T23:09:14.014232820</meta:creation-date>
    <dc:date>2015-03-11T19:17:14.749257289</dc:date>
    <meta:editing-duration>P6DT21H4M18S</meta:editing-duration>
    <meta:editing-cycles>9</meta:editing-cycles>
    <meta:generator>LibreOffice/4.2.7.2$Linux_X86_64 LibreOffice_project/420m0$Build-2</meta:generator>
    <meta:document-statistic meta:object-count="32"/>
  </office:meta>
</office:document-meta>
</file>